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2" style:family="text">
      <style:text-properties fo:font-size="12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Q:Why is Java Code Portable?</text:span></text:p>
      <text:p text:style-name="P1"><text:span text:style-name="T2">In Java ,the source code is translated to bytecode . The bytecodes are interpreted by the Java Virtual Machine.The bytecode is not exactly the machine code but just resembles them. With the presence of  a Java VM on any other system  the same set of instructions can be executed makig it portable.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